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dealGasTes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formula="of:=['Constante de losgases ideales'.A1]" office:value-type="string" office:string-value="R [Pa m3/ mol K]">
            <text:p>R [Pa m3/ mol K]</text:p>
          </table:table-cell>
          <table:table-cell table:formula="of:=['Constante de losgases ideales'.B1]" office:value-type="float" office:value="8.314472">
            <text:p>8.31447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emperature [K]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Molar volume [m3/mol]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ressure [Pa]</text:p>
          </table:table-cell>
          <table:table-cell table:formula="of:=[.B6]*[.B2]/[.B7]" office:value-type="float" office:value="191.872430769231">
            <text:p>191.872430769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Molar volume [m3/mol]</text:p>
          </table:table-cell>
          <table:table-cell office:value-type="float" office:value="15.13">
            <text:p>15.13</text:p>
          </table:table-cell>
        </table:table-row>
        <table:table-row table:style-name="ro1">
          <table:table-cell office:value-type="string">
            <text:p>Pressure [Pa]</text:p>
          </table:table-cell>
          <table:table-cell office:value-type="float" office:value="203000.23">
            <text:p>203000.23</text:p>
          </table:table-cell>
        </table:table-row>
        <table:table-row table:style-name="ro1">
          <table:table-cell office:value-type="string">
            <text:p>temperature [K]</text:p>
          </table:table-cell>
          <table:table-cell table:formula="of:=[.B13]*[.B12]/[.B2]" office:value-type="float" office:value="369403.31026432">
            <text:p>369403.310264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essure [Pa]</text:p>
          </table:table-cell>
          <table:table-cell office:value-type="float" office:value="101325">
            <text:p>101325</text:p>
          </table:table-cell>
        </table:table-row>
        <table:table-row table:style-name="ro1">
          <table:table-cell office:value-type="string">
            <text:p>temperature [K]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Molar volume [m3/mol]</text:p>
          </table:table-cell>
          <table:table-cell table:formula="of:=[.B17]*[.B2]/[.B16]" office:value-type="float" office:value="0.0410287293362941">
            <text:p>0.0410287293</text:p>
          </table:table-cell>
        </table:table-row>
      </table:table>
      <table:table table:name="Constante de losgases ideale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R [Pa m3/ mol K]</text:p>
          </table:table-cell>
          <table:table-cell office:value-type="float" office:value="8.314472">
            <text:p>8.314472</text:p>
          </table:table-cell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9/04/2013</text:date>, <text:time>16:4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Redon Rivera</meta:initial-creator>
    <meta:creation-date>2013-09-04T15:30:06.24</meta:creation-date>
    <dc:date>2013-09-04T16:41:22.96</dc:date>
    <dc:creator>Hugo Redon Rivera</dc:creator>
    <meta:editing-duration>PT1H11M20S</meta:editing-duration>
    <meta:editing-cycles>2</meta:editing-cycles>
    <meta:generator>OpenOffice/4.0.0$Win32 OpenOffice.org_project/400m3$Build-9702</meta:generator>
    <meta:document-statistic meta:table-count="3" meta:cell-count="22" meta:object-count="0"/>
  </office:meta>
</office:document-meta>
</file>